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554b3" officeooo:paragraph-rsid="000554b3"/>
    </style:style>
    <style:style style:name="P2" style:family="paragraph" style:parent-style-name="Heading_20_2">
      <style:text-properties officeooo:rsid="000554b3" officeooo:paragraph-rsid="000554b3"/>
    </style:style>
    <style:style style:name="P3" style:family="paragraph" style:parent-style-name="Heading_20_2">
      <style:paragraph-properties fo:text-align="start" style:justify-single-word="false"/>
      <style:text-properties fo:language="zxx" fo:country="none" officeooo:rsid="000a6efa" officeooo:paragraph-rsid="0007dd76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zxx" fo:country="none" officeooo:rsid="000a6efa" officeooo:paragraph-rsid="0007dd76" style:language-asian="zxx" style:country-asian="none" style:language-complex="zxx" style:country-complex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e0855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Disseny relacional de concessionari</text:h>
      <text:p text:style-name="P4">Mechanics (<text:span text:style-name="T3">DNI</text:span><text:span text:style-name="T1">, FirstName, LastName)</text:span></text:p>
      <text:p text:style-name="P4"><text:span text:style-name="T1">Sellers (</text:span><text:span text:style-name="T3">DNI</text:span><text:span text:style-name="T1">, FirstName, LastName)</text:span></text:p>
      <text:p text:style-name="P4"><text:span text:style-name="T1">Customers (</text:span><text:span text:style-name="T3">DNI</text:span><text:span text:style-name="T1">, FirstName, LastName)</text:span></text:p>
      <text:p text:style-name="P4"><text:span text:style-name="T1">Cars (</text:span><text:span text:style-name="T3">ChassisNumber</text:span><text:span text:style-name="T1">, PlateNumber, Manufacturer, Model, FabricationYear)</text:span></text:p>
      <text:p text:style-name="P4"><text:span text:style-name="T1">Services (</text:span><text:span text:style-name="T3">StartDate</text:span><text:span text:style-name="T1">, </text:span><text:span text:style-name="T3">ChassisNumber</text:span><text:span text:style-name="T1">, PickupDate, CustomersDNI)<text:line-break/>on ChassisNumber representa Cars<text:line-break/></text:span><text:span text:style-name="T2">i on CustomersDNI representa Customers</text:span></text:p>
      <text:p text:style-name="P4"><text:span text:style-name="T1">Parts (</text:span><text:span text:style-name="T3">Refnumber</text:span><text:span text:style-name="T1">, Name, Model, Manufacturer)</text:span></text:p>
      <text:p text:style-name="P4"><text:span text:style-name="T1">MechanicsServices (</text:span><text:span text:style-name="T3">StartDate</text:span><text:span text:style-name="T1">, </text:span><text:span text:style-name="T3">ChassisNumber</text:span><text:span text:style-name="T1">, </text:span><text:span text:style-name="T3">DNI</text:span><text:span text:style-name="T1">)<text:line-break/>on StartDate i ChassisNumber representen Services<text:line-break/>i on DNI representa Mechanics</text:span></text:p>
      <text:p text:style-name="P4"><text:span text:style-name="T1">PartsServices (</text:span><text:span text:style-name="T3">StartDate</text:span><text:span text:style-name="T1">, </text:span><text:span text:style-name="T3">ChassisNumber</text:span><text:span text:style-name="T1">, </text:span><text:span text:style-name="T3">RefNumber</text:span><text:span text:style-name="T1">)<text:line-break/>on StartDate i ChassisNumber representen Services<text:line-break/>i on RefNumber representa Parts</text:span></text:p>
      <text:p text:style-name="P4"><text:span text:style-name="T1">Sells (CustomerDNI, SellerDNI, </text:span><text:span text:style-name="T3">ChassisNumber</text:span><text:span text:style-name="T1">)<text:line-break/>on CustomerDNI representa Cusstomers<text:line-break/>on SellerDNI representa Sellers<text:line-break/>i on ChassisNumer representa Cars</text:span></text:p>
      <text:p text:style-name="P4"><text:span text:style-name="T1"/></text:p>
      <text:p text:style-name="P4"><text:span text:style-name="T1"/></text:p>
      <text:h text:style-name="P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.199cm" fo:margin-bottom="0.199cm" style:contextual-spacing="false">
        <style:tab-stops/>
      </style:paragraph-properties>
      <style:text-properties fo:color="#2a6099" loext:opacity="100%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/>
      <style:text-properties fo:color="#000000" loext:opacity="100%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199cm" style:contextual-spacing="false" style:page-number="auto"/>
      <style:text-properties fo:color="#000000" loext:opacity="100%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554b3" officeooo:paragraph-rsid="000554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7:35:20.782000000</meta:creation-date>
    <meta:editing-cycles>2</meta:editing-cycles>
    <meta:editing-duration>PT26S</meta:editing-duration>
    <dc:title>Base</dc:title>
    <meta:generator>LibreOffice/7.6.2.1$Windows_X86_64 LibreOffice_project/56f7684011345957bbf33a7ee678afaf4d2ba333</meta:generator>
    <dc:date>2023-11-17T17:35:46.838000000</dc:date>
    <meta:document-statistic meta:table-count="0" meta:image-count="0" meta:object-count="0" meta:page-count="1" meta:paragraph-count="10" meta:word-count="88" meta:character-count="799" meta:non-whitespace-character-count="721"/>
    <meta:template xlink:type="simple" xlink:actuate="onRequest" xlink:title="Base" xlink:href="file:///C:/Users/marc-/AppData/Roaming/LibreOffice/4/user/template/Base.ott" meta:date="2023-11-17T17:35:20.546000000"/>
  </office:meta>
</office:document-meta>
</file>